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F0000024989334227A5372380.png" manifest:media-type="image/png"/>
  <manifest:file-entry manifest:full-path="Pictures/100002010000030F000002497574459A6DCDB2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07in" svg:y="4.698in" svg:width="6.1563in" svg:height="4.5992in" draw:z-index="0"><draw:image xlink:href="Pictures/100002010000030F000002497574459A6DCDB2CA.png" xlink:type="simple" xlink:show="embed" xlink:actuate="onLoad"/></draw:frame><draw:frame draw:style-name="fr1" draw:name="Image2" text:anchor-type="paragraph" svg:x="0.0307in" svg:y="0.0992in" svg:width="6.1563in" svg:height="4.5992in" draw:z-index="1"><draw:image xlink:href="Pictures/100002010000030F0000024989334227A53723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0:48:25.147400112</meta:creation-date>
    <dc:date>2017-10-09T20:50:08.220353945</dc:date>
    <meta:editing-duration>PT1M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